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stone Lessons Learned</text:p>
      <text:p text:style-name="Standard"/>
      <text:p text:style-name="P2">FIFO Output Registers</text:p>
      <text:p text:style-name="Standard"/>
      <text:p text:style-name="Standard">Don't use the output registers when generating FIFOs for the Xillybus interface. <text:s/>Your data will still show up when Xillinux reads from the FIFO but it will always be one transfer behind. <text:s/>You'll always have to put another thing into the FIFO from behind it to get it out the sampel you want when reading from Xillinux. <text:s/>This isn't an impossible situation, just something to be aware of if using the FIFO output registers. <text:s/>Recommend unchecking the output registers option in coregen. </text:p>
      <text:p text:style-name="Standard"/>
      <text:p text:style-name="P2">Entering Simulink Block Properties</text:p>
      <text:p text:style-name="Standard"/>
      <text:p text:style-name="Standard">The following issue was discovered when using the Discrete FIR Filter block.</text:p>
      <text:p text:style-name="Standard"/>
      <text:p text:style-name="Standard">If you copy the coefficients into the filter's properties box in the format below it will generate 17 parallel outputs:</text:p>
      <text:p text:style-name="Standard"/>
      <text:p text:style-name="Standard">[</text:p>
      <text:p text:style-name="Standard">0.006690562067</text:p>
      <text:p text:style-name="Standard">-0.005768593810</text:p>
      <text:p text:style-name="Standard">-0.011827354519</text:p>
      <text:p text:style-name="Standard">0.020586915021</text:p>
      <text:p text:style-name="Standard">0.016726405168</text:p>
      <text:p text:style-name="Standard">-0.053692342207</text:p>
      <text:p text:style-name="Standard">-0.020253031546</text:p>
      <text:p text:style-name="Standard">0.196043589067</text:p>
      <text:p text:style-name="Standard">0.336822413190</text:p>
      <text:p text:style-name="Standard">0.196043589067</text:p>
      <text:p text:style-name="Standard">-0.020253031546</text:p>
      <text:p text:style-name="Standard">-0.053692342207</text:p>
      <text:p text:style-name="Standard">0.016726405168</text:p>
      <text:p text:style-name="Standard">0.020586915021</text:p>
      <text:p text:style-name="Standard">-0.011827354519</text:p>
      <text:p text:style-name="Standard">-0.005768593810</text:p>
      <text:p text:style-name="Standard">0.006690562067</text:p>
      <text:p text:style-name="Standard">]</text:p>
      <text:p text:style-name="Standard"/>
      <text:p text:style-name="Standard">If you copy the coefficients into the filter's properties box from the template below it will generate the one proper output:</text:p>
      <text:p text:style-name="Standard"/>
      <text:p text:style-name="Standard">[0.006690562067 -0.005768593810 -0.011827354519 0.020586915021 0.016726405168 -0.053692342207 -0.020253031546 0.196043589067 0.336822413190 0.196043589067 -0.020253031546 -0.053692342207 0.016726405168 0.020586915021 -0.011827354519 -0.005768593810 0.006690562067]</text:p>
      <text:p text:style-name="Standard"/>
      <text:p text:style-name="Standard">Note the difference the carriage returns make. <text:s/>They create parallel output paths. <text:s/>It is impossible to tell from the block properties box which format the coefficients are in because simulink puts them in a single line when pasting them. <text:s/>Copy the coefficients from a single line in a text editor with no carriage returns to avoid them being treated as parallel path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5T12:07:29.85</meta:creation-date>
    <dc:date>2013-05-26T21:54:12.17</dc:date>
    <meta:editing-duration>PT9M11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1" meta:paragraph-count="28" meta:word-count="243" meta:character-count="1765"/>
  </office:meta>
</office:document-meta>
</file>